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cm" fo:margin-right="-0.002cm" fo:margin-top="0cm" fo:margin-bottom="0.199cm" fo:line-height="150%" fo:text-align="center" style:justify-single-word="false" fo:text-indent="0cm" style:auto-text-indent="false"/>
    </style:style>
    <style:style style:name="P2" style:family="paragraph" style:parent-style-name="Standard" style:list-style-name="WW8Num2">
      <style:paragraph-properties fo:margin-left="0cm" fo:margin-right="1.247cm" fo:margin-top="0cm" fo:margin-bottom="0.199cm" fo:line-height="150%" fo:text-indent="0cm" style:auto-text-indent="false">
        <style:tab-stops>
          <style:tab-stop style:position="2.251cm"/>
        </style:tab-stops>
      </style:paragraph-properties>
    </style:style>
    <style:style style:name="P3" style:family="paragraph" style:parent-style-name="Standard" style:list-style-name="WW8Num1">
      <style:paragraph-properties fo:margin-left="0cm" fo:margin-right="1.247cm" fo:margin-top="0cm" fo:margin-bottom="0.199cm" fo:line-height="150%" fo:text-align="start" style:justify-single-word="false" fo:text-indent="0cm" style:auto-text-indent="false"/>
    </style:style>
    <style:style style:name="P4" style:family="paragraph" style:parent-style-name="Standard" style:list-style-name="WW8Num1">
      <style:paragraph-properties fo:margin-left="0cm" fo:margin-right="1.247cm" fo:margin-top="0cm" fo:margin-bottom="0.199cm" fo:line-height="150%" fo:text-align="start" style:justify-single-word="false" fo:text-indent="0cm" style:auto-text-indent="false"/>
      <style:text-properties fo:font-size="17pt" fo:letter-spacing="0.014cm" style:font-size-asian="17pt"/>
    </style:style>
    <style:style style:name="P5" style:family="paragraph" style:parent-style-name="Standard">
      <style:paragraph-properties fo:margin-left="1.616cm" fo:margin-right="1.247cm" fo:margin-top="0cm" fo:margin-bottom="0.199cm" fo:line-height="150%" fo:text-align="start" style:justify-single-word="false" fo:text-indent="0cm" style:auto-text-indent="false"/>
      <style:text-properties fo:font-size="17pt" fo:letter-spacing="0.014cm" style:font-size-asian="17pt"/>
    </style:style>
    <style:style style:name="T1" style:family="text">
      <style:text-properties fo:font-size="20pt" fo:letter-spacing="0.014cm" fo:font-weight="bold" style:font-size-asian="20pt" style:font-weight-asian="bold" style:font-weight-complex="bold"/>
    </style:style>
    <style:style style:name="T2" style:family="text">
      <style:text-properties fo:font-size="17pt" fo:letter-spacing="0.014cm" style:font-size-asian="17pt"/>
    </style:style>
    <style:style style:name="T3" style:family="text">
      <style:text-properties fo:font-size="17pt" fo:letter-spacing="0.014cm" style:text-underline-style="solid" style:text-underline-width="auto" style:text-underline-color="font-color" style:font-size-asian="17pt"/>
    </style:style>
    <style:style style:name="T4" style:family="text">
      <style:text-properties fo:font-size="17pt" fo:letter-spacing="0.014cm" fo:font-weight="bold" style:font-size-asian="17pt" style:font-weight-asian="bold" style:font-weight-complex="bold"/>
    </style:style>
    <style:style style:name="T5" style:family="text">
      <style:text-properties fo:font-size="17pt" fo:letter-spacing="0.014cm" fo:font-weight="bold" style:font-size-asian="17pt" style:font-weight-asian="bold"/>
    </style:style>
    <style:style style:name="T6" style:family="text">
      <style:text-properties fo:font-size="17pt" fo:letter-spacing="0.014cm" fo:font-style="italic" style:font-size-asian="17pt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ERCIZIO:</text:span></text:p>
      <text:list text:style-name="WW8Num2">
        <text:list-item>
          <text:p text:style-name="P2"><text:span text:style-name="T2">All’interno della propria cartella sul disco locale </text:span><text:span text:style-name="T3">creare</text:span><text:span text:style-name="T2"> una </text:span><text:span text:style-name="T4">nuova cartella</text:span><text:span text:style-name="T2"> e </text:span><text:span text:style-name="T3">chiamarla</text:span><text:span text:style-name="T2"> </text:span><text:span text:style-name="T4">risultati</text:span><text:span text:style-name="T2">.</text:span></text:p>
        </text:list-item>
        <text:list-item>
          <text:p text:style-name="P2"><text:span text:style-name="T3">Avviare</text:span><text:span text:style-name="T2"> il programma </text:span><text:span text:style-name="T5">Blocco note</text:span><text:span text:style-name="T2">, scrivere la frase: “Risultati della ricerca” e salvare il file con il nome </text:span><text:span text:style-name="T6">ricerche </text:span><text:span text:style-name="T2">all’interno della cartella </text:span><text:span text:style-name="T5">risultati</text:span><text:span text:style-name="T2">.</text:span></text:p>
        </text:list-item>
        <text:list-item>
          <text:p text:style-name="P2"><text:span text:style-name="T2">Tramite la funzionalità di ricerca (</text:span><text:span text:style-name="T6">Cerca</text:span><text:span text:style-name="T2">) </text:span><text:span text:style-name="T3">trovare</text:span><text:span text:style-name="T2"> i seguenti file e </text:span><text:span text:style-name="T3">annotare</text:span><text:span text:style-name="T2"> nel file </text:span><text:span text:style-name="T5">ricerche</text:span><text:span text:style-name="T2"> il nome esatto del file e il percorso completo (indirizzo):</text:span></text:p>
        </text:list-item>
      </text:list>
      <text:list text:style-name="WW8Num1">
        <text:list-item>
          <text:p text:style-name="P3"><text:span text:style-name="T2">Il file che contiene nel proprio nome la parola </text:span><text:span text:style-name="T6">word</text:span><text:span text:style-name="T2">;</text:span></text:p>
        </text:list-item>
        <text:list-item>
          <text:p text:style-name="P3"><text:span text:style-name="T2">L’ultimo dei file che iniziano con la parola </text:span><text:span text:style-name="T6">logo</text:span><text:span text:style-name="T2">;</text:span></text:p>
        </text:list-item>
        <text:list-item>
          <text:p text:style-name="P4">Il primo dei file modificati oggi;</text:p>
        </text:list-item>
        <text:list-item>
          <text:p text:style-name="P3"><text:span text:style-name="T2">Il più grande dei file musicali.</text:span></text:p>
        </text:list-item>
      </text:list>
      <text:p text:style-name="P5"/>
      <text:list text:style-name="WW8Num2" text:continue-numbering="true">
        <text:list-item>
          <text:p text:style-name="P2"><text:span text:style-name="T3">Salvare</text:span><text:span text:style-name="T2"> le modifiche apportate al file </text:span><text:span text:style-name="T5">ricerche</text:span><text:span text:style-name="T2"> e </text:span><text:span text:style-name="T3">chiudere</text:span><text:span text:style-name="T2"> il </text:span><text:span text:style-name="T5">Blocco note</text:span><text:span text:style-name="T2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1z0" style:family="text">
      <style:text-properties style:font-name="Symbol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2.251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3.521cm" text:min-label-width="0.635cm"/>
      </text:list-level-style-number>
      <text:list-level-style-number text:level="3" style:num-suffix="." style:num-format="i">
        <style:list-level-properties text:min-label-width="5.426cm" text:min-label-distance="0.318cm" fo:text-align="end"/>
      </text:list-level-style-number>
      <text:list-level-style-number text:level="4" style:num-suffix="." style:num-format="1">
        <style:list-level-properties text:space-before="6.061cm" text:min-label-width="0.635cm"/>
      </text:list-level-style-number>
      <text:list-level-style-number text:level="5" style:num-suffix="." style:num-format="a" style:num-letter-sync="true">
        <style:list-level-properties text:space-before="7.331cm" text:min-label-width="0.635cm"/>
      </text:list-level-style-number>
      <text:list-level-style-number text:level="6" style:num-suffix="." style:num-format="i">
        <style:list-level-properties text:min-label-width="9.236cm" text:min-label-distance="0.318cm" fo:text-align="end"/>
      </text:list-level-style-number>
      <text:list-level-style-number text:level="7" style:num-suffix="." style:num-format="1">
        <style:list-level-properties text:space-before="9.871cm" text:min-label-width="0.635cm"/>
      </text:list-level-style-number>
      <text:list-level-style-number text:level="8" style:num-suffix="." style:num-format="a" style:num-letter-sync="true">
        <style:list-level-properties text:space-before="11.141cm" text:min-label-width="0.635cm"/>
      </text:list-level-style-number>
      <text:list-level-style-number text:level="9" style:num-suffix="." style:num-format="i">
        <style:list-level-properties text:min-label-width="13.046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3.002cm" fo:margin-bottom="2.501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:</dc:title>
    <meta:initial-creator>**</meta:initial-creator>
    <meta:creation-date>2006-07-17T14:21:00</meta:creation-date>
    <dc:creator>Marco Caresia</dc:creator>
    <dc:date>2006-07-17T14:49:06</dc:date>
    <meta:print-date>2004-09-29T07:44:00</meta:print-date>
    <dc:language>it-IT</dc:language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106" meta:character-count="663"/>
  </office:meta>
</office:document-meta>
</file>